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5457in"/>
    </style:style>
    <style:style style:name="co3" style:family="table-column">
      <style:table-column-properties fo:break-before="auto" style:column-width="2.2516in"/>
    </style:style>
    <style:style style:name="co4" style:family="table-column">
      <style:table-column-properties fo:break-before="auto" style:column-width="7.1083in"/>
    </style:style>
    <style:style style:name="co5" style:family="table-column">
      <style:table-column-properties fo:break-before="auto" style:column-width="5.6717in"/>
    </style:style>
    <style:style style:name="co6" style:family="table-column">
      <style:table-column-properties fo:break-before="auto" style:column-width="5.6602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7.7402in"/>
    </style:style>
    <style:style style:name="co9" style:family="table-column">
      <style:table-column-properties fo:break-before="auto" style:column-width="1.8756in"/>
    </style:style>
    <style:style style:name="co10" style:family="table-column">
      <style:table-column-properties fo:break-before="auto" style:column-width="6.6472in"/>
    </style:style>
    <style:style style:name="co11" style:family="table-column">
      <style:table-column-properties fo:break-before="auto" style:column-width="6.722in"/>
    </style:style>
    <style:style style:name="co12" style:family="table-column">
      <style:table-column-properties fo:break-before="auto" style:column-width="1.8118in"/>
    </style:style>
    <style:style style:name="co13" style:family="table-column">
      <style:table-column-properties fo:break-before="auto" style:column-width="6.4756in"/>
    </style:style>
    <style:style style:name="co14" style:family="table-column">
      <style:table-column-properties fo:break-before="auto" style:column-width="5.7035in"/>
    </style:style>
    <style:style style:name="co15" style:family="table-column">
      <style:table-column-properties fo:break-before="auto" style:column-width="1.1575in"/>
    </style:style>
    <style:style style:name="co16" style:family="table-column">
      <style:table-column-properties fo:break-before="auto" style:column-width="5.6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Cas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рифікація реєстраці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ий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Завантажений і запущений додаток Viber на телефоні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Зареєструватися”</text:p>
          </table:table-cell>
          <table:table-cell/>
          <table:table-cell office:value-type="string" calcext:value-type="string">
            <text:p>Відкрилася форма реєстрації акаунту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Заповнити поле для номера телефону</text:p>
          </table:table-cell>
          <table:table-cell table:style-name="ce1" office:value-type="string" calcext:value-type="string">
            <text:p>(+380) 99 432 50 91</text:p>
          </table:table-cell>
          <table:table-cell office:value-type="string" calcext:value-type="string">
            <text:p>У відповідному полі відобразиться номер телефону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ерифікації веденого номер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повнити поле для надісланого коду верифікації</text:p>
          </table:table-cell>
          <table:table-cell office:value-type="float" office:value="213538" calcext:value-type="float">
            <text:p>213538</text:p>
          </table:table-cell>
          <table:table-cell office:value-type="string" calcext:value-type="string">
            <text:p>У відповідному полі відобразиться код верифікації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кнопку “Продовжити”</text:p>
          </table:table-cell>
          <table:table-cell/>
          <table:table-cell office:value-type="string" calcext:value-type="string">
            <text:p>Відкриється сторінка для введення особистих даних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Заповнити поле для повного імені</text:p>
          </table:table-cell>
          <table:table-cell office:value-type="string" calcext:value-type="string">
            <text:p>Жамшут Біґашвілі</text:p>
          </table:table-cell>
          <table:table-cell office:value-type="string" calcext:value-type="string">
            <text:p>У відповідному полі відобразиться ім’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аповнити поле для дати народження</text:p>
          </table:table-cell>
          <table:table-cell office:value-type="string" calcext:value-type="string">
            <text:p>19/05/1993</text:p>
          </table:table-cell>
          <table:table-cell office:value-type="string" calcext:value-type="string">
            <text:p>У відповідному полі відобразиться дата народження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Заповнити поле для електроної пошти</text:p>
          </table:table-cell>
          <table:table-cell office:value-type="string" calcext:value-type="string">
            <text:p><text:a xlink:href="mailto:Zhamshudik@gmail.com" xlink:type="simple">Zhamshudik@gmail.com</text:a></text:p>
          </table:table-cell>
          <table:table-cell office:value-type="string" calcext:value-type="string">
            <text:p>У відповідному полі відобразиться електрона пошта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Заповнити поле для паролю</text:p>
          </table:table-cell>
          <table:table-cell office:value-type="string" calcext:value-type="string">
            <text:p>Khrysch1993!</text:p>
          </table:table-cell>
          <table:table-cell office:value-type="string" calcext:value-type="string">
            <text:p>У відповідному полі відобразиться пароль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Заповнити поле для підтвердження паролю</text:p>
          </table:table-cell>
          <table:table-cell office:value-type="string" calcext:value-type="string">
            <text:p>Khrysch1993!</text:p>
          </table:table-cell>
          <table:table-cell office:value-type="string" calcext:value-type="string">
            <text:p>У відповідному полі відобразиться пароль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Натиснути кнопку “Готово”</text:p>
          </table:table-cell>
          <table:table-cell/>
          <table:table-cell office:value-type="string" calcext:value-type="string">
            <text:p>Закриється сторінка реєстрації, відкриється головне сторінка застосунку</text:p>
          </table:table-cell>
        </table:table-row>
      </table:table>
      <table:table table:name="Case2" table:style-name="ta1"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рифікація створення чату з іншим(и) акаунтом(ами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Користувач зареєструвався у застосунку, запущений додаток Vi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Чати”</text:p>
          </table:table-cell>
          <table:table-cell/>
          <table:table-cell office:value-type="string" calcext:value-type="string">
            <text:p>Виведеться весь перелік чаті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тиснути кнопку “Новий чат”</text:p>
          </table:table-cell>
          <table:table-cell/>
          <table:table-cell office:value-type="string" calcext:value-type="string">
            <text:p>Відкриється сторінка створення чатів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Нова група”</text:p>
          </table:table-cell>
          <table:table-cell/>
          <table:table-cell office:value-type="string" calcext:value-type="string">
            <text:p>Відкриється сторінка пошуку контактів для нової крупи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Заповнити поле для пошуку аккаунту іншого користувача за номером телефону</text:p>
          </table:table-cell>
          <table:table-cell table:style-name="ce1" office:value-type="string" calcext:value-type="string">
            <text:p>(+380) 99 432 50 91</text:p>
          </table:table-cell>
          <table:table-cell office:value-type="string" calcext:value-type="string">
            <text:p>На сторінці відобразиться акаунт із вказаним телефоном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на виведений акаунт</text:p>
          </table:table-cell>
          <table:table-cell/>
          <table:table-cell office:value-type="string" calcext:value-type="string">
            <text:p>Біля аватарки акаунту з’явиться галочка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атиснути кнопку “Готово”</text:p>
          </table:table-cell>
          <table:table-cell/>
          <table:table-cell office:value-type="string" calcext:value-type="string">
            <text:p>Новий чат створиться</text:p>
          </table:table-cell>
        </table:table-row>
      </table:table>
      <table:table table:name="Case3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рифікація написання повідомлення у чаті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Висо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Користувач доєднався до чату, запущений додаток Vi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Чати”</text:p>
          </table:table-cell>
          <table:table-cell/>
          <table:table-cell office:value-type="string" calcext:value-type="string">
            <text:p>Виведеться весь перелік чаті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тиснути на необхідний чат із переліку</text:p>
          </table:table-cell>
          <table:table-cell/>
          <table:table-cell office:value-type="string" calcext:value-type="string">
            <text:p>Відкриється сторінка чату із переліком повідомлен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на поле “Повідомлення”</text:p>
          </table:table-cell>
          <table:table-cell/>
          <table:table-cell office:value-type="string" calcext:value-type="string">
            <text:p>На полі для введення повідомлення з’явиться миготлива риска і з’явиться клавіатура для вводу текста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Ввести текст у поле “Повідомлення”</text:p>
          </table:table-cell>
          <table:table-cell office:value-type="string" calcext:value-type="string">
            <text:p>Привіт!</text:p>
          </table:table-cell>
          <table:table-cell office:value-type="string" calcext:value-type="string">
            <text:p>У відповідному полі відобразиться текст повідомленн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кнопку “Надіслати”</text:p>
          </table:table-cell>
          <table:table-cell/>
          <table:table-cell office:value-type="string" calcext:value-type="string">
            <text:p>Клавіатура і миготлива риска зникнуть, у переліку повідомлень з’явиться введене вами повідомлення</text:p>
          </table:table-cell>
        </table:table-row>
      </table:table>
      <table:table table:name="Case4" table:style-name="ta1"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рифікація видалення повідомлен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Серед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Користувач має чат, де вже є повідомлення від учасників, запущений додаток Vi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Чати”</text:p>
          </table:table-cell>
          <table:table-cell/>
          <table:table-cell office:value-type="string" calcext:value-type="string">
            <text:p>Виведеться весь перелік чаті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тиснути на необхідний чат із переліку</text:p>
          </table:table-cell>
          <table:table-cell/>
          <table:table-cell office:value-type="string" calcext:value-type="string">
            <text:p>Відкриється сторінка чату із переліком повідомлен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на необхідне повідомлення і не відпускати</text:p>
          </table:table-cell>
          <table:table-cell/>
          <table:table-cell office:value-type="string" calcext:value-type="string">
            <text:p>Відкриється вікно переліку опцій для маніпуляцій із повідомленням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тиснути кнопку “Видалити”</text:p>
          </table:table-cell>
          <table:table-cell/>
          <table:table-cell office:value-type="string" calcext:value-type="string">
            <text:p>Вікно опцій зачиниться, відкриється вікно підтвердження видалення повідомленн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кнопку “Видалити в мене”</text:p>
          </table:table-cell>
          <table:table-cell/>
          <table:table-cell office:value-type="string" calcext:value-type="string">
            <text:p>Вікно підтвердження зникне, обране повідомлення зникне з переліку повідомлень</text:p>
          </table:table-cell>
        </table:table-row>
      </table:table>
      <table:table table:name="Case5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рифікація видалення учасника з чату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Середн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Користувач є адміном/власником чату, у якому є учасники, запущений додаток Viber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Чати”</text:p>
          </table:table-cell>
          <table:table-cell/>
          <table:table-cell office:value-type="string" calcext:value-type="string">
            <text:p>Виведеться весь перелік чатів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тиснути на необхідний чат із переліку</text:p>
          </table:table-cell>
          <table:table-cell/>
          <table:table-cell office:value-type="string" calcext:value-type="string">
            <text:p>Відкриється сторінка чату із переліком повідомлень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інформації чату у верхньому правому кутку сторінки</text:p>
          </table:table-cell>
          <table:table-cell/>
          <table:table-cell office:value-type="string" calcext:value-type="string">
            <text:p>Відкриється вікно інформації про ча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атиснути кнопку “Учасники”</text:p>
          </table:table-cell>
          <table:table-cell/>
          <table:table-cell office:value-type="string" calcext:value-type="string">
            <text:p>Відкриється перелік учасників чату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атиснути на необхідного учасника і не відпускати</text:p>
          </table:table-cell>
          <table:table-cell/>
          <table:table-cell office:value-type="string" calcext:value-type="string">
            <text:p>Відкриється вікно переліку опцій для маніпуляцій із учасником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атиснути кнопку “Видалити з чату”</text:p>
          </table:table-cell>
          <table:table-cell/>
          <table:table-cell office:value-type="string" calcext:value-type="string">
            <text:p>Закриється вікно переліку опцій, відкриється вікно підтвердження видалення учасника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Натиснути кнопку “Ок”</text:p>
          </table:table-cell>
          <table:table-cell/>
          <table:table-cell office:value-type="string" calcext:value-type="string">
            <text:p>Обраний учасник буде видалений із чату</text:p>
          </table:table-cell>
        </table:table-row>
      </table:table>
      <table:table table:name="Case6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est Case I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 office:value-type="string" calcext:value-type="string">
            <text:p>Верифікація опції приховування від інших учасників переглянутих вами повідомлень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Низь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ondition</text:p>
          </table:table-cell>
          <table:table-cell office:value-type="string" calcext:value-type="string">
            <text:p>Запущений додаток Viber, є чат із повідомленнями іншого учасника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Test Step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Expected 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иснути кнопку “Ще”</text:p>
          </table:table-cell>
          <table:table-cell/>
          <table:table-cell office:value-type="string" calcext:value-type="string">
            <text:p>Відкриється сторінка особистих даних акаунта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Натиснути кнопку “Налаштування”</text:p>
          </table:table-cell>
          <table:table-cell/>
          <table:table-cell office:value-type="string" calcext:value-type="string">
            <text:p>Відкривається сторінка налаштувань акаунт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тиснути кнопку “Конфіденційність”</text:p>
          </table:table-cell>
          <table:table-cell/>
          <table:table-cell office:value-type="string" calcext:value-type="string">
            <text:p>Відкривається сторінка налаштувань конфіденційності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рибрати галочку з пункту “Переглянуто”</text:p>
          </table:table-cell>
          <table:table-cell/>
          <table:table-cell office:value-type="string" calcext:value-type="string">
            <text:p>Інші учасники не можуть більше побачити, які повідомлення ви переглянул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9T14:04:05.350000000</meta:creation-date>
    <dc:date>2023-11-09T15:50:19.749000000</dc:date>
    <meta:editing-duration>PT1H46M3S</meta:editing-duration>
    <meta:editing-cycles>24</meta:editing-cycles>
    <meta:generator>LibreOffice/7.5.3.2$Windows_X86_64 LibreOffice_project/9f56dff12ba03b9acd7730a5a481eea045e468f3</meta:generator>
    <meta:document-statistic meta:table-count="6" meta:cell-count="195" meta:object-count="0"/>
  </office:meta>
</office:document-meta>
</file>